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91ce" officeooo:paragraph-rsid="001a91ce"/>
    </style:style>
    <style:style style:name="P2" style:family="paragraph" style:parent-style-name="Standard">
      <style:paragraph-properties fo:text-align="justify" style:justify-single-word="false"/>
      <style:text-properties officeooo:rsid="001ba6ce" officeooo:paragraph-rsid="001ba6ce"/>
    </style:style>
    <style:style style:name="P3" style:family="paragraph" style:parent-style-name="Standard">
      <style:paragraph-properties fo:text-align="justify" style:justify-single-word="false"/>
      <style:text-properties officeooo:rsid="001ba6ce" officeooo:paragraph-rsid="001f02a9"/>
    </style:style>
    <style:style style:name="P4" style:family="paragraph" style:parent-style-name="Standard">
      <style:paragraph-properties fo:text-align="justify" style:justify-single-word="false"/>
      <style:text-properties officeooo:rsid="001baa4d" officeooo:paragraph-rsid="001baa4d"/>
    </style:style>
    <style:style style:name="P5" style:family="paragraph" style:parent-style-name="Standard">
      <style:paragraph-properties fo:text-align="justify" style:justify-single-word="false"/>
      <style:text-properties officeooo:rsid="001f02a9" officeooo:paragraph-rsid="001f02a9"/>
    </style:style>
    <style:style style:name="P6" style:family="paragraph" style:parent-style-name="Standard">
      <style:paragraph-properties fo:text-align="justify" style:justify-single-word="false"/>
      <style:text-properties officeooo:rsid="001f5a2a" officeooo:paragraph-rsid="001f5a2a"/>
    </style:style>
    <style:style style:name="P7" style:family="paragraph" style:parent-style-name="Standard">
      <style:paragraph-properties fo:text-align="justify" style:justify-single-word="false"/>
      <style:text-properties officeooo:rsid="00205a21" officeooo:paragraph-rsid="00205a21"/>
    </style:style>
    <style:style style:name="P8" style:family="paragraph" style:parent-style-name="Standard">
      <style:paragraph-properties fo:text-align="justify" style:justify-single-word="false"/>
      <style:text-properties officeooo:rsid="0021277c" officeooo:paragraph-rsid="0021277c"/>
    </style:style>
    <style:style style:name="P9" style:family="paragraph" style:parent-style-name="Standard">
      <style:paragraph-properties fo:text-align="justify" style:justify-single-word="false"/>
      <style:text-properties officeooo:rsid="00228804" officeooo:paragraph-rsid="00228804"/>
    </style:style>
    <style:style style:name="P10" style:family="paragraph" style:parent-style-name="Standard">
      <style:paragraph-properties fo:text-align="justify" style:justify-single-word="false"/>
      <style:text-properties officeooo:rsid="00357c13" officeooo:paragraph-rsid="00357c13"/>
    </style:style>
    <style:style style:name="P11" style:family="paragraph" style:parent-style-name="Standard">
      <style:paragraph-properties fo:text-align="justify" style:justify-single-word="false"/>
      <style:text-properties officeooo:rsid="003b3f31" officeooo:paragraph-rsid="003b3f31"/>
    </style:style>
    <style:style style:name="P12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officeooo:rsid="001ba6ce" officeooo:paragraph-rsid="001f02a9"/>
    </style:style>
    <style:style style:name="P13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officeooo:rsid="001a91ce" officeooo:paragraph-rsid="001f02a9"/>
    </style:style>
    <style:style style:name="P14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officeooo:rsid="002a3259" officeooo:paragraph-rsid="002a3259"/>
    </style:style>
    <style:style style:name="P15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officeooo:rsid="001f02a9" officeooo:paragraph-rsid="001f02a9"/>
    </style:style>
    <style:style style:name="P16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1f5a2a" officeooo:paragraph-rsid="001f5a2a"/>
    </style:style>
    <style:style style:name="P17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officeooo:rsid="00205a21" officeooo:paragraph-rsid="00205a21"/>
    </style:style>
    <style:style style:name="P1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1ba6ce" officeooo:paragraph-rsid="001ba6ce"/>
    </style:style>
    <style:style style:name="P1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1baa4d" officeooo:paragraph-rsid="001f8ce8"/>
    </style:style>
    <style:style style:name="P2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rsid="001f5a2a" officeooo:paragraph-rsid="001f5a2a"/>
    </style:style>
    <style:style style:name="P2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1f5a2a" officeooo:paragraph-rsid="001f5a2a"/>
    </style:style>
    <style:style style:name="P2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205a21" officeooo:paragraph-rsid="00205a21"/>
    </style:style>
    <style:style style:name="P2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22d7b9" officeooo:paragraph-rsid="0022d7b9"/>
    </style:style>
    <style:style style:name="P2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rsid="0025699e" officeooo:paragraph-rsid="0025699e"/>
    </style:style>
    <style:style style:name="P2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26dce9" officeooo:paragraph-rsid="0026dce9"/>
    </style:style>
    <style:style style:name="P2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26dce9" officeooo:paragraph-rsid="002ac731"/>
    </style:style>
    <style:style style:name="P2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26dce9" officeooo:paragraph-rsid="0038fbf7"/>
    </style:style>
    <style:style style:name="P2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26dce9" officeooo:paragraph-rsid="003e4155"/>
    </style:style>
    <style:style style:name="P2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2e3b35" officeooo:paragraph-rsid="002e3b35"/>
    </style:style>
    <style:style style:name="P3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302d7f" officeooo:paragraph-rsid="00302d7f"/>
    </style:style>
    <style:style style:name="P3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1f8ce8" officeooo:paragraph-rsid="001f8ce8"/>
    </style:style>
    <style:style style:name="P32" style:family="paragraph" style:parent-style-name="Standard">
      <style:paragraph-properties fo:text-align="justify" style:justify-single-word="false"/>
      <style:text-properties officeooo:rsid="003b3f31" officeooo:paragraph-rsid="003b3f31"/>
    </style:style>
    <style:style style:name="P33" style:family="paragraph" style:parent-style-name="Standard">
      <style:paragraph-properties fo:text-align="justify" style:justify-single-word="false"/>
      <style:text-properties officeooo:rsid="004e6087" officeooo:paragraph-rsid="004e6087"/>
    </style:style>
    <style:style style:name="T1" style:family="text">
      <style:text-properties officeooo:rsid="001a99fa"/>
    </style:style>
    <style:style style:name="T2" style:family="text">
      <style:text-properties officeooo:rsid="001aef95"/>
    </style:style>
    <style:style style:name="T3" style:family="text">
      <style:text-properties officeooo:rsid="001d8941"/>
    </style:style>
    <style:style style:name="T4" style:family="text">
      <style:text-properties officeooo:rsid="001f02a9"/>
    </style:style>
    <style:style style:name="T5" style:family="text">
      <style:text-properties officeooo:rsid="0023b7d0"/>
    </style:style>
    <style:style style:name="T6" style:family="text">
      <style:text-properties officeooo:rsid="002ac731"/>
    </style:style>
    <style:style style:name="T7" style:family="text">
      <style:text-properties officeooo:rsid="002c2285"/>
    </style:style>
    <style:style style:name="T8" style:family="text">
      <style:text-properties officeooo:rsid="002d43c2"/>
    </style:style>
    <style:style style:name="T9" style:family="text">
      <style:text-properties officeooo:rsid="002e3b35"/>
    </style:style>
    <style:style style:name="T10" style:family="text">
      <style:text-properties officeooo:rsid="00302d7f"/>
    </style:style>
    <style:style style:name="T11" style:family="text">
      <style:text-properties officeooo:rsid="00324087"/>
    </style:style>
    <style:style style:name="T12" style:family="text">
      <style:text-properties officeooo:rsid="00357c13"/>
    </style:style>
    <style:style style:name="T13" style:family="text">
      <style:text-properties officeooo:rsid="00373ce2"/>
    </style:style>
    <style:style style:name="T14" style:family="text">
      <style:text-properties officeooo:rsid="0038fbf7"/>
    </style:style>
    <style:style style:name="T15" style:family="text">
      <style:text-properties officeooo:rsid="003a2581"/>
    </style:style>
    <style:style style:name="T16" style:family="text">
      <style:text-properties officeooo:rsid="003da809"/>
    </style:style>
    <style:style style:name="T17" style:family="text">
      <style:text-properties officeooo:rsid="003e4155"/>
    </style:style>
    <style:style style:name="T18" style:family="text">
      <style:text-properties officeooo:rsid="003eea20"/>
    </style:style>
    <style:style style:name="T19" style:family="text">
      <style:text-properties officeooo:rsid="0040153e"/>
    </style:style>
    <style:style style:name="T20" style:family="text">
      <style:text-properties fo:color="#000000"/>
    </style:style>
    <style:style style:name="T21" style:family="text">
      <style:text-properties officeooo:rsid="0048e596"/>
    </style:style>
    <style:style style:name="T22" style:family="text">
      <style:text-properties officeooo:rsid="004a454f"/>
    </style:style>
    <style:style style:name="T23" style:family="text">
      <style:text-properties officeooo:rsid="004d38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USE</text:p>
      <text:p text:style-name="P5">============================================</text:p>
      <text:p text:style-name="P1">Each house must have a description, the zip code and a set of characteristics which consist on a name and a value (ex: swimmingpool true, size 150m²..) .</text:p>
      <text:p text:style-name="P8">If a house has no offer<text:span text:style-name="T9">s</text:span>, it is not shown on the searches.</text:p>
      <text:p text:style-name="P8"/>
      <text:p text:style-name="P9">A house can have both kind of offers at the same time.</text:p>
      <text:p text:style-name="P9">There are no limits on the number of offers a house can have.</text:p>
      <text:p text:style-name="P1"/>
      <text:p text:style-name="P4">USERS</text:p>
      <text:p text:style-name="P4">=============================================</text:p>
      <text:p text:style-name="P1">There are three different kind of users, administrator, registered and non-registered, <text:span text:style-name="T2">and these users can have two roles, host and guest (including both at the same time).</text:span> </text:p>
      <text:p text:style-name="P1"/>
      <text:p text:style-name="P3">Administrator: </text:p>
      <text:p text:style-name="P12"><text:span text:style-name="T4">- T</text:span>he main user of the system. He has an special id and he is the only one who can update or change others’ users information.</text:p>
      <text:p text:style-name="P14">- It is an special registered user, so he can do everything a registered user can.</text:p>
      <text:p text:style-name="P18">- The administrator needs to revise every offer before it is published, and he may ask for changes if needed, accept it, or reject it.</text:p>
      <text:p text:style-name="P21">- Once the admin ask for some changes, the user has 5 days to make those changes, otherwise the offer <text:span text:style-name="T22">w</text:span>ould be deleted.</text:p>
      <text:p text:style-name="P19">- He can also ban other users for usinf<text:span text:style-name="T3">g </text:span>fake credi<text:span text:style-name="T23">t</text:span> cards.</text:p>
      <text:p text:style-name="P31">- If the admin change the credit card of a banned user, it will be unbanned.</text:p>
      <text:p text:style-name="P23">- He <text:span text:style-name="T5">can see all the offers, even the non-approved ones.</text:span></text:p>
      <text:p text:style-name="P2"/>
      <text:p text:style-name="P2"/>
      <text:p text:style-name="P2"/>
      <text:p text:style-name="P5">Registered users: </text:p>
      <text:p text:style-name="P13"><text:span text:style-name="T4">- The have id, name, surname, credit card</text:span> <text:span text:style-name="T1">and password, but he cannot change them. This information can just be changed by the administrator.</text:span></text:p>
      <text:p text:style-name="P21">- They can both make and book offers.</text:p>
      <text:p text:style-name="P21">- If a host makes an offer, he can just cancel it before it is approved by the administrator.</text:p>
      <text:p text:style-name="P21">- <text:span text:style-name="T11">They can make comments.</text:span></text:p>
      <text:p text:style-name="P23">- He can rate an of<text:span text:style-name="T21">f</text:span>er even if he hasn’t booked it.</text:p>
      <text:p text:style-name="P25">- They can search using dates <text:span text:style-name="T8">(between two dates)</text:span>, zip code, <text:span text:style-name="T12">the offer type, </text:span>setting a minimum comment mark, and also they ca<text:span text:style-name="T13">n</text:span> search all the reseved <text:span text:style-name="T18">and bought </text:span>offers.</text:p>
      <text:p text:style-name="P25">- <text:span text:style-name="T6">To book a house, they can make a reservation or pay it direclty.</text:span></text:p>
      <text:p text:style-name="P26">- <text:span text:style-name="T6">If a guest</text:span> makes a reservation but he doesn’t pay in five days, the reservation is cancelled and that user can’t reserve that same offer again.</text:p>
      <text:p text:style-name="P30">- <text:span text:style-name="T7">If a guest reserve an offer that starts in x days (x&lt;5), he hast just x days to pay it. ----SE PODRIA QUITAR, LO MISMO QUE EL SIGUIENTE.</text:span></text:p>
      <text:p text:style-name="P30">- <text:span text:style-name="T16">A guest cannot cancel a buyed offer.</text:span></text:p>
      <text:p text:style-name="P26">- <text:span text:style-name="T10">They can just reserve and pay an offer before the starting date.</text:span></text:p>
      <text:p text:style-name="P26">- <text:span text:style-name="T6">They <text:s/>can just reserve one offer of each type per house at the same time.</text:span></text:p>
      <text:p text:style-name="P27">- <text:span text:style-name="T14">They can create as many offers as they want for the same house (the system does not check whether they overlap)</text:span></text:p>
      <text:p text:style-name="P28">- <text:span text:style-name="T17">If a user is only host he cannot see the available offers. He needs to be guest in order to see it.</text:span></text:p>
      <text:p text:style-name="P28">- <text:span text:style-name="T19">They can see the offers he have bought/reserved if he is a guest, the ones that he have sold if he is a host, and the offers that are approved, the ones he needs to change in order to be approved and the ones that are in its way to be approved.</text:span></text:p>
      <text:p text:style-name="P1"><text:soft-page-break/></text:p>
      <text:p text:style-name="P6">Non-registered users:</text:p>
      <text:p text:style-name="P16">- We don’t have any information about them.</text:p>
      <text:p text:style-name="P20">- They cannot book an offer.</text:p>
      <text:p text:style-name="P24">- They cannot see the offers’ prices or if it’s booked or not.</text:p>
      <text:p text:style-name="P20">- They can just search using <text:span text:style-name="T15">type of offer, </text:span><text:span text:style-name="T20">dates</text:span> and zip code.</text:p>
      <text:p text:style-name="P1"/>
      <text:p text:style-name="P1"/>
      <text:p text:style-name="P5">OFFERS</text:p>
      <text:p text:style-name="P5">==============================================</text:p>
      <text:p text:style-name="P5">Each offer has a house, and there are two kinds, for holidays or f<text:span text:style-name="T9">or</text:span> living.</text:p>
      <text:p text:style-name="P5"/>
      <text:p text:style-name="P5">For holidays:</text:p>
      <text:p text:style-name="P15">- Appart from the house they have two prices and two dates: the deposit, and the price for all the stay, and the start and end dates of the stay, which the user cannot choose.</text:p>
      <text:p text:style-name="P29">- If it is not rented, it is deleted from the sistem once the start date pass.</text:p>
      <text:p text:style-name="P22">- The company takes a 2% commission on the price.</text:p>
      <text:p text:style-name="P22"/>
      <text:p text:style-name="P5"/>
      <text:p text:style-name="P7">For living:</text:p>
      <text:p text:style-name="P17">- Appart from the house they have the offer starting date and two prices: the deposit and the price per month. </text:p>
      <text:p text:style-name="P22">- <text:s/>The deposit is just payed once.</text:p>
      <text:p text:style-name="P22">- The company takes a 0.1% percent commission on the first payment (deposit + first month).</text:p>
      <text:p text:style-name="P5"/>
      <text:p text:style-name="P10">COMENTS</text:p>
      <text:p text:style-name="P10">===============================================</text:p>
      <text:p text:style-name="P10">They are made on an offer, not on a house.</text:p>
      <text:p text:style-name="P11">There are two kinds of comments, text and numerical value (1-5).</text:p>
      <text:p text:style-name="P11">You can also answer to comments of other users.</text:p>
      <text:p text:style-name="P11"/>
      <text:p text:style-name="P11"/>
      <text:p text:style-name="P33">ABOUT THE SYSTEM</text:p>
      <text:p text:style-name="P33">==============================================</text:p>
      <text:p text:style-name="P33">Just one language.</text:p>
      <text:p text:style-name="P33">The user cannot see the house on a map.</text:p>
      <text:p text:style-name="P33">No photographs, maps. etc</text:p>
      <text:p text:style-name="P33">No chat. All comunication is done by the offers.</text:p>
      <text:p text:style-name="P33">We do not need to register new users, they are already registers.</text:p>
      <text:p text:style-name="P33">We do not need to offer a car.</text:p>
      <text:p text:style-name="P33">No filters and no order in the offers.</text:p>
      <text:p text:style-name="P33">When we make the reservation we only have to check if the reservation is done before the starting date, and that the offer is not already reserved or booked.</text:p>
      <text:p text:style-name="P33">The deposit is returned to the guest if the host and the guest fulfill all the conditions of the reservation, but we do not control it.</text:p>
      <text:p text:style-name="P33">If someone is guest and host he can book his own ho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1:08:03.905464230</meta:creation-date>
    <dc:date>2018-02-07T22:41:49.646249886</dc:date>
    <meta:editing-duration>PT2H23M44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860" meta:character-count="4572" meta:non-whitespace-character-count="3775"/>
  </office:meta>
</office:document-meta>
</file>